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50.06mm"/>
    </style:style>
    <style:style style:name="co4" style:family="table-column">
      <style:table-column-properties fo:break-before="auto" style:column-width="8.3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5.24mm"/>
    </style:style>
    <style:style style:name="co8" style:family="table-column">
      <style:table-column-properties fo:break-before="auto" style:column-width="156.05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order-bottom="0.99pt solid #000000" fo:background-color="#dddddd" fo:border-left="none" fo:border-right="none" fo:border-top="none"/>
      <style:text-properties style:font-name="DejaVu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ce4" style:family="table-cell" style:parent-style-name="Default">
      <style:text-properties style:font-name="DejaVu Sans" fo:font-size="20pt" style:font-size-asian="20pt" style:font-size-complex="20pt"/>
    </style:style>
    <style:style style:name="ce5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DejaVu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2"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2pt" style:font-size-asian="12pt" style:font-size-complex="12pt"/>
    </style:style>
    <style:style style:name="ce15" style:family="table-cell" style:parent-style-name="Default" style:data-style-name="N112">
      <style:text-properties style:font-name="DejaVu Sans" fo:font-size="20pt" style:font-size-asian="20pt" style:font-size-complex="20pt"/>
    </style:style>
    <style:style style:name="ce16" style:family="table-cell" style:parent-style-name="Default" style:data-style-name="N114">
      <style:text-properties style:font-name="DejaVu Sans" fo:font-style="italic" style:font-style-asian="italic" style:font-style-complex="italic"/>
    </style:style>
    <style:style style:name="ce17" style:family="table-cell" style:parent-style-name="Default" style:data-style-name="N114">
      <style:text-properties style:font-name="DejaVu Sans"/>
    </style:style>
    <style:style style:name="ce18" style:family="table-cell" style:parent-style-name="Default" style:data-style-name="N112">
      <style:text-properties style:font-name="DejaVu Sans" fo:font-size="12pt" style:font-size-asian="12pt" style:font-size-complex="12pt"/>
    </style:style>
    <style:style style:name="ce19" style:family="table-cell" style:parent-style-name="Default" style:data-style-name="N112">
      <style:table-cell-properties fo:border-bottom="0.9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12"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dddddd" fo:border="none"/>
      <style:text-properties style:font-name="DejaVu Sans"/>
    </style:style>
    <style:style style:name="ce22" style:family="table-cell" style:parent-style-name="Default">
      <style:table-cell-properties fo:background-color="#dddddd" fo:border="none"/>
      <style:text-properties style:font-name="DejaVu Sans" fo:font-size="20pt" style:font-size-asian="20pt" style:font-size-complex="20pt"/>
    </style:style>
    <style:style style:name="ce2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dddddd" fo:border-left="0.99pt solid #000000" fo:border-right="0.99pt solid #000000" fo:border-top="none"/>
      <style:text-properties style:font-name="DejaVu Sans"/>
    </style:style>
    <style:style style:name="ce25" style:family="table-cell" style:parent-style-name="Default">
      <style:table-cell-properties fo:border-bottom="none" fo:background-color="transparent" fo:border-left="none" fo:border-right="none" fo:border-top="0.99pt solid #000000"/>
      <style:text-properties style:font-name="DejaVu Sans"/>
    </style:style>
    <style:style style:name="ce26" style:family="table-cell" style:parent-style-name="Default">
      <style:table-cell-properties fo:background-color="transparent" fo:border="none"/>
      <style:text-properties style:font-name="DejaVu Sans"/>
    </style:style>
    <style:style style:name="ce27" style:family="table-cell" style:parent-style-name="Default">
      <style:table-cell-properties fo:background-color="transparent" fo:border="none"/>
      <style:text-properties style:font-name="DejaVu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56.13mm" svg:height="122.06mm" svg:x="22.72mm" svg:y="267.1mm">
            <loext:p draw:notify-on-update-of-ranges="Sheet1.C35:Sheet1.C35 Sheet1.C36:Sheet1.C49 Sheet1.D35:Sheet1.D35 Sheet1.D36:Sheet1.D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1"/>
        <table:table-column table:style-name="co6" table:default-cell-style-name="ce11"/>
        <table:table-column table:style-name="co7" table:default-cell-style-name="ce26"/>
        <table:table-column table:style-name="co8" table:default-cell-style-name="ce1"/>
        <table:table-column table:style-name="co1" table:number-columns-repeated="1014" table:default-cell-style-name="ce1"/>
        <table:table-row table:style-name="ro1">
          <table:table-cell table:number-columns-repeated="7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2">
            <text:p>Bill of Materials (WIP)</text:p>
          </table:table-cell>
          <table:covered-table-cell table:style-name="ce4"/>
          <table:table-cell table:style-name="ce13"/>
          <table:table-cell table:style-name="ce15" table:number-columns-repeated="2"/>
          <table:table-cell table:style-name="ce22"/>
          <table:table-cell table:style-name="ce3" office:value-type="string" calcext:value-type="string" table:number-columns-spanned="1" table:number-rows-spanned="2">
            <text:p>Plantb0t Rev A-2</text:p>
          </table:table-cell>
          <table:table-cell table:number-columns-repeated="1014"/>
        </table:table-row>
        <table:table-row table:style-name="ro2">
          <table:table-cell table:number-columns-repeated="2"/>
          <table:covered-table-cell table:number-columns-repeated="2" table:style-name="ce4"/>
          <table:table-cell table:style-name="ce13"/>
          <table:table-cell table:style-name="ce15" table:number-columns-repeated="2"/>
          <table:table-cell table:style-name="ce22"/>
          <table:covered-table-cell table:style-name="ce4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Part Details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PP100U</text:p>
          </table:table-cell>
          <table:table-cell table:style-name="ce19" office:value-type="string" calcext:value-type="string">
            <text:p>Price</text:p>
          </table:table-cell>
          <table:table-cell table:style-name="ce23"/>
          <table:table-cell table:style-name="ce5" office:value-type="string" calcext:value-type="string">
            <text:p>Datasheet</text:p>
          </table:table-cell>
          <table:table-cell table:style-name="ce2"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ESP-12 SOM</text:p>
          </table:table-cell>
          <table:table-cell table:style-name="ce6" office:value-type="string" calcext:value-type="string">
            <text:p>ESP8266MOD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1.53" calcext:value-type="currency">
            <text:p>1.530 €</text:p>
          </table:table-cell>
          <table:table-cell table:formula="of:=[.F7]*[.E7]" office:value-type="currency" office:currency="EUR" office:value="1.53" calcext:value-type="currency">
            <text:p>1.53 €</text:p>
          </table:table-cell>
          <table:table-cell table:style-name="ce24"/>
          <table:table-cell table:style-name="ce6" office:value-type="string" calcext:value-type="string">
            <text:p>...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PWR Management MCU</text:p>
          </table:table-cell>
          <table:table-cell table:style-name="ce6" office:value-type="string" calcext:value-type="string">
            <text:p>ATTINY10-TS8R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0.49" calcext:value-type="currency">
            <text:p>0.490 €</text:p>
          </table:table-cell>
          <table:table-cell table:formula="of:=[.F8]*[.E8]" office:value-type="currency" office:currency="EUR" office:value="0.49" calcext:value-type="currency">
            <text:p>0.49 €</text:p>
          </table:table-cell>
          <table:table-cell table:style-name="ce24"/>
          <table:table-cell table:style-name="ce6" office:value-type="string" calcext:value-type="string">
            <text:p>http://www.farnell.com/datasheets/1693888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USB Programmer</text:p>
          </table:table-cell>
          <table:table-cell table:style-name="ce6" office:value-type="string" calcext:value-type="string">
            <text:p>EFM8UB10F8G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0.64" calcext:value-type="currency">
            <text:p>0.640 €</text:p>
          </table:table-cell>
          <table:table-cell table:formula="of:=[.F9]*[.E9]" office:value-type="currency" office:currency="EUR" office:value="0.64" calcext:value-type="currency">
            <text:p>0.64 €</text:p>
          </table:table-cell>
          <table:table-cell table:style-name="ce24"/>
          <table:table-cell table:style-name="ce6" office:value-type="string" calcext:value-type="string">
            <text:p>http://www.farnell.com/datasheets/1884509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Constant Current Source</text:p>
          </table:table-cell>
          <table:table-cell table:style-name="ce6" office:value-type="string" calcext:value-type="string">
            <text:p>PSSI2021SAY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0.35" calcext:value-type="currency">
            <text:p>0.350 €</text:p>
          </table:table-cell>
          <table:table-cell table:formula="of:=[.F10]*[.E10]" office:value-type="currency" office:currency="EUR" office:value="0.35" calcext:value-type="currency">
            <text:p>0.35 €</text:p>
          </table:table-cell>
          <table:table-cell table:style-name="ce24"/>
          <table:table-cell table:style-name="ce6" office:value-type="string" calcext:value-type="string">
            <text:p>http://www.farnell.com/datasheets/667515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Sensor Power MOSFETs</text:p>
          </table:table-cell>
          <table:table-cell table:style-name="ce6" office:value-type="string" calcext:value-type="string">
            <text:p>FC6946010R</text:p>
          </table:table-cell>
          <table:table-cell office:value-type="float" office:value="1" calcext:value-type="float">
            <text:p>1</text:p>
          </table:table-cell>
          <table:table-cell table:style-name="ce17" office:value-type="currency" office:currency="EUR" office:value="0.0413" calcext:value-type="currency">
            <text:p>0.041 €</text:p>
          </table:table-cell>
          <table:table-cell table:formula="of:=[.F11]*[.E11]" office:value-type="currency" office:currency="EUR" office:value="0.0413" calcext:value-type="currency">
            <text:p>0.04 €</text:p>
          </table:table-cell>
          <table:table-cell table:style-name="ce24"/>
          <table:table-cell table:style-name="ce6" office:value-type="string" calcext:value-type="string">
            <text:p>http://www.farnell.com/datasheets/2019093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Analog MUX</text:p>
          </table:table-cell>
          <table:table-cell table:style-name="ce6" office:value-type="string" calcext:value-type="string">
            <text:p>74HC4051PW,118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0.25" calcext:value-type="currency">
            <text:p>0.250 €</text:p>
          </table:table-cell>
          <table:table-cell table:formula="of:=[.F12]*[.E12]" office:value-type="currency" office:currency="EUR" office:value="0.25" calcext:value-type="currency">
            <text:p>0.25 €</text:p>
          </table:table-cell>
          <table:table-cell table:style-name="ce24"/>
          <table:table-cell table:style-name="ce6" office:value-type="string" calcext:value-type="string">
            <text:p>http://www.farnell.com/datasheets/1645588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I²C 8-bit I/O Expander </text:p>
          </table:table-cell>
          <table:table-cell table:style-name="ce6" office:value-type="string" calcext:value-type="string">
            <text:p>PCF8574T/3,518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0.7" calcext:value-type="currency">
            <text:p>0.700 €</text:p>
          </table:table-cell>
          <table:table-cell table:formula="of:=[.F13]*[.E13]" office:value-type="currency" office:currency="EUR" office:value="0.7" calcext:value-type="currency">
            <text:p>0.70 €</text:p>
          </table:table-cell>
          <table:table-cell table:style-name="ce24"/>
          <table:table-cell table:style-name="ce6" office:value-type="string" calcext:value-type="string">
            <text:p>http://www.farnell.com/datasheets/1716973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Voltage Regulator</text:p>
          </table:table-cell>
          <table:table-cell table:style-name="ce6" office:value-type="string" calcext:value-type="string">
            <text:p>LM2937IMP-3.3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1.04" calcext:value-type="currency">
            <text:p>1.040 €</text:p>
          </table:table-cell>
          <table:table-cell table:formula="of:=[.F14]*[.E14]" office:value-type="currency" office:currency="EUR" office:value="1.04" calcext:value-type="currency">
            <text:p>1.04 €</text:p>
          </table:table-cell>
          <table:table-cell table:style-name="ce24"/>
          <table:table-cell table:style-name="ce6" office:value-type="string" calcext:value-type="string">
            <text:p>http://www.farnell.com/datasheets/1997654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Red Status LED</text:p>
          </table:table-cell>
          <table:table-cell table:style-name="ce6" office:value-type="string" calcext:value-type="string">
            <text:p>KPT-3216EC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EUR" office:value="0.06" calcext:value-type="currency">
            <text:p>0.060 €</text:p>
          </table:table-cell>
          <table:table-cell table:formula="of:=[.F15]*[.E15]" office:value-type="currency" office:currency="EUR" office:value="0.24" calcext:value-type="currency">
            <text:p>0.24 €</text:p>
          </table:table-cell>
          <table:table-cell table:style-name="ce24"/>
          <table:table-cell table:style-name="ce6" office:value-type="string" calcext:value-type="string">
            <text:p>http://www.farnell.com/datasheets/2045822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RGB Status LED</text:p>
          </table:table-cell>
          <table:table-cell table:style-name="ce6" office:value-type="string" calcext:value-type="string">
            <text:p>SML-522MU8WT86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0.09" calcext:value-type="currency">
            <text:p>0.090 €</text:p>
          </table:table-cell>
          <table:table-cell table:formula="of:=[.F16]*[.E16]" office:value-type="currency" office:currency="EUR" office:value="0.09" calcext:value-type="currency">
            <text:p>0.09 €</text:p>
          </table:table-cell>
          <table:table-cell table:style-name="ce24"/>
          <table:table-cell table:style-name="ce6" office:value-type="string" calcext:value-type="string">
            <text:p>http://www.farnell.com/datasheets/1996295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Printed Circuit Board</text:p>
          </table:table-cell>
          <table:table-cell table:style-name="ce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0.75" calcext:value-type="currency">
            <text:p>0.750 €</text:p>
          </table:table-cell>
          <table:table-cell table:formula="of:=[.F17]*[.E17]" office:value-type="currency" office:currency="EUR" office:value="0.75" calcext:value-type="currency">
            <text:p>0.75 €</text:p>
          </table:table-cell>
          <table:table-cell table:style-name="ce24"/>
          <table:table-cell table:style-name="ce6" office:value-type="string" calcext:value-type="string">
            <text:p>http://dirtypcbs.com/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PCB Pin Headers</text:p>
          </table:table-cell>
          <table:table-cell table:style-name="ce6" office:value-type="string" calcext:value-type="string">
            <text:p>10x 5-Pin Headers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0.46" calcext:value-type="currency">
            <text:p>0.460 €</text:p>
          </table:table-cell>
          <table:table-cell table:formula="of:=[.F18]*[.E18]" office:value-type="currency" office:currency="EUR" office:value="0.46" calcext:value-type="currency">
            <text:p>0.46 €</text:p>
          </table:table-cell>
          <table:table-cell table:style-name="ce24"/>
          <table:table-cell table:style-name="ce6"/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Capacitors</text:p>
          </table:table-cell>
          <table:table-cell table:style-name="ce6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16" office:value-type="currency" office:currency="EUR" office:value="0.004" calcext:value-type="currency">
            <text:p>0.004 €</text:p>
          </table:table-cell>
          <table:table-cell table:formula="of:=[.F19]*[.E19]" office:value-type="currency" office:currency="EUR" office:value="0.048" calcext:value-type="currency">
            <text:p>0.05 €</text:p>
          </table:table-cell>
          <table:table-cell table:style-name="ce24"/>
          <table:table-cell table:number-columns-repeated="1015"/>
        </table:table-row>
        <table:table-row table:style-name="ro4">
          <table:table-cell table:number-columns-repeated="2"/>
          <table:table-cell table:style-name="ce6" office:value-type="string" calcext:value-type="string">
            <text:p>Resistors</text:p>
          </table:table-cell>
          <table:table-cell table:style-name="ce6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6" office:value-type="currency" office:currency="EUR" office:value="0.002" calcext:value-type="currency">
            <text:p>0.002 €</text:p>
          </table:table-cell>
          <table:table-cell table:formula="of:=[.F20]*[.E20]" office:value-type="currency" office:currency="EUR" office:value="0.028" calcext:value-type="currency">
            <text:p>0.03 €</text:p>
          </table:table-cell>
          <table:table-cell table:style-name="ce24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1015"/>
        </table:table-row>
        <table:table-row table:style-name="ro5"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9"/>
          <table:table-cell table:style-name="ce14"/>
          <table:table-cell table:style-name="ce18"/>
          <table:table-cell table:style-name="ce20" table:formula="of:=SUM([.G7:.G22])" office:value-type="currency" office:currency="EUR" office:value="6.6573" calcext:value-type="currency">
            <text:p>6.66 €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7" table:number-rows-spanned="2">
            <text:p>Optional Parts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2"/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4">
          <table:table-cell table:number-columns-repeated="2"/>
          <table:table-cell table:style-name="ce9" office:value-type="string" calcext:value-type="string">
            <text:p>Environmental Sensor</text:p>
          </table:table-cell>
          <table:table-cell table:style-name="ce9" office:value-type="string" calcext:value-type="string">
            <text:p>BMP280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currency" office:currency="EUR" office:value="2.11" calcext:value-type="currency">
            <text:p>2.11 €</text:p>
          </table:table-cell>
          <table:table-cell table:style-name="ce18" table:formula="of:=[.F28]*[.E28]" office:value-type="currency" office:currency="EUR" office:value="2.11" calcext:value-type="currency">
            <text:p>2.11 €</text:p>
          </table:table-cell>
          <table:table-cell table:style-name="ce27"/>
          <table:table-cell table:style-name="ce9" office:value-type="string" calcext:value-type="string">
            <text:p>http://www.mouser.com/ds/2/783/BST-BMP280-DS001-12-844746.pdf</text:p>
          </table:table-cell>
          <table:table-cell table:number-columns-repeated="1014"/>
        </table:table-row>
        <table:table-row table:style-name="ro4" table:number-rows-repeated="5">
          <table:table-cell table:number-columns-repeated="2"/>
          <table:table-cell table:style-name="ce9" table:number-columns-repeated="2"/>
          <table:table-cell table:style-name="ce14"/>
          <table:table-cell table:style-name="ce18" table:number-columns-repeated="2"/>
          <table:table-cell table:style-name="ce27"/>
          <table:table-cell table:style-name="ce9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4">
          <table:table-cell table:number-columns-repeated="2"/>
          <table:table-cell table:style-name="ce10" office:value-type="string" calcext:value-type="string">
            <text:p>Parts</text:p>
          </table:table-cell>
          <table:table-cell table:style-name="ce10" office:value-type="string" calcext:value-type="string">
            <text:p>Pr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]" office:value-type="string" office:string-value="ESP-12 SOM" calcext:value-type="string">
            <text:p>ESP-12 SOM</text:p>
          </table:table-cell>
          <table:table-cell table:style-name="ce11" table:formula="of:=[.G7]" office:value-type="currency" office:currency="EUR" office:value="1.53" calcext:value-type="currency">
            <text:p>1.53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]" office:value-type="string" office:string-value="PWR Management MCU" calcext:value-type="string">
            <text:p>PWR Management MCU</text:p>
          </table:table-cell>
          <table:table-cell table:style-name="ce11" table:formula="of:=[.G8]" office:value-type="currency" office:currency="EUR" office:value="0.49" calcext:value-type="currency">
            <text:p>0.49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]" office:value-type="string" office:string-value="USB Programmer" calcext:value-type="string">
            <text:p>USB Programmer</text:p>
          </table:table-cell>
          <table:table-cell table:style-name="ce11" table:formula="of:=[.G9]" office:value-type="currency" office:currency="EUR" office:value="0.64" calcext:value-type="currency">
            <text:p>0.64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" office:value-type="string" office:string-value="Constant Current Source" calcext:value-type="string">
            <text:p>Constant Current Source</text:p>
          </table:table-cell>
          <table:table-cell table:style-name="ce11" table:formula="of:=[.G10]" office:value-type="currency" office:currency="EUR" office:value="0.35" calcext:value-type="currency">
            <text:p>0.3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1]" office:value-type="string" office:string-value="Sensor Power MOSFETs" calcext:value-type="string">
            <text:p>Sensor Power MOSFETs</text:p>
          </table:table-cell>
          <table:table-cell table:style-name="ce11" table:formula="of:=[.G11]" office:value-type="currency" office:currency="EUR" office:value="0.0413" calcext:value-type="currency">
            <text:p>0.04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2]" office:value-type="string" office:string-value="Analog MUX" calcext:value-type="string">
            <text:p>Analog MUX</text:p>
          </table:table-cell>
          <table:table-cell table:style-name="ce11" table:formula="of:=[.G12]" office:value-type="currency" office:currency="EUR" office:value="0.25" calcext:value-type="currency">
            <text:p>0.2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3]" office:value-type="string" office:string-value="I²C 8-bit I/O Expander " calcext:value-type="string">
            <text:p>I²C 8-bit I/O Expander </text:p>
          </table:table-cell>
          <table:table-cell table:style-name="ce11" table:formula="of:=[.G13]" office:value-type="currency" office:currency="EUR" office:value="0.7" calcext:value-type="currency">
            <text:p>0.70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4]" office:value-type="string" office:string-value="Voltage Regulator" calcext:value-type="string">
            <text:p>Voltage Regulator</text:p>
          </table:table-cell>
          <table:table-cell table:style-name="ce11" table:formula="of:=[.G14]" office:value-type="currency" office:currency="EUR" office:value="1.04" calcext:value-type="currency">
            <text:p>1.04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5]" office:value-type="string" office:string-value="Red Status LED" calcext:value-type="string">
            <text:p>Red Status LED</text:p>
          </table:table-cell>
          <table:table-cell table:style-name="ce11" table:formula="of:=[.G15]" office:value-type="currency" office:currency="EUR" office:value="0.24" calcext:value-type="currency">
            <text:p>0.24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6]" office:value-type="string" office:string-value="RGB Status LED" calcext:value-type="string">
            <text:p>RGB Status LED</text:p>
          </table:table-cell>
          <table:table-cell table:style-name="ce11" table:formula="of:=[.G16]" office:value-type="currency" office:currency="EUR" office:value="0.09" calcext:value-type="currency">
            <text:p>0.09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7]" office:value-type="string" office:string-value="Printed Circuit Board" calcext:value-type="string">
            <text:p>Printed Circuit Board</text:p>
          </table:table-cell>
          <table:table-cell table:style-name="ce11" table:formula="of:=[.G17]" office:value-type="currency" office:currency="EUR" office:value="0.75" calcext:value-type="currency">
            <text:p>0.7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8]" office:value-type="string" office:string-value="PCB Pin Headers" calcext:value-type="string">
            <text:p>PCB Pin Headers</text:p>
          </table:table-cell>
          <table:table-cell table:style-name="ce11" table:formula="of:=[.G18]" office:value-type="currency" office:currency="EUR" office:value="0.46" calcext:value-type="currency">
            <text:p>0.46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9]" office:value-type="string" office:string-value="Capacitors" calcext:value-type="string">
            <text:p>Capacitors</text:p>
          </table:table-cell>
          <table:table-cell table:style-name="ce11" table:formula="of:=[.G19]" office:value-type="currency" office:currency="EUR" office:value="0.048" calcext:value-type="currency">
            <text:p>0.0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0]" office:value-type="string" office:string-value="Resistors" calcext:value-type="string">
            <text:p>Resistors</text:p>
          </table:table-cell>
          <table:table-cell table:style-name="ce11" table:formula="of:=[.G20]" office:value-type="currency" office:currency="EUR" office:value="0.028" calcext:value-type="currency">
            <text:p>0.03 €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19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1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02:00.021199199</meta:creation-date>
    <dc:date>2016-05-24T01:10:57.074586544</dc:date>
    <meta:editing-duration>PT9H7M14S</meta:editing-duration>
    <meta:editing-cycles>3</meta:editing-cycles>
    <meta:generator>LibreOffice/5.1.2.2.0$Linux_X86_64 LibreOffice_project/10m0$Build-2</meta:generator>
    <meta:document-statistic meta:table-count="1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614cm" svg:height="12.207cm" xlink:href=".." xlink:type="simple" chart:class="chart:bar" chart:style-name="ch1">
        <chart:title svg:x="16.017cm" svg:y="0.379cm" chart:style-name="ch2">
          <text:p>Price Distribution</text:p>
        </chart:title>
        <chart:legend chart:legend-position="end" svg:x="34.065cm" svg:y="5.764cm" style:legend-expansion="high" chart:style-name="ch3"/>
        <chart:plot-area chart:style-name="ch4" table:cell-range-address="Sheet1.C35:Sheet1.D49" chart:data-source-has-labels="both" svg:x="0.712cm" svg:y="1.562cm" svg:width="32.641cm" svg:height="10.401cm">
          <chartooo:coordinate-region svg:x="1.916cm" svg:y="1.562cm" svg:width="31.437cm" svg:height="6.826cm"/>
          <chart:axis chart:dimension="x" chart:name="primary-x" chart:style-name="ch5" chartooo:axis-type="auto">
            <chartooo:date-scale/>
            <chart:categories table:cell-range-address="Sheet1.C36:Sheet1.C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6:Sheet1.D49" chart:label-cell-address="Sheet1.D35:Sheet1.D35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D35:Sheet1.D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P-12 SOM</text:p>
                <draw:g>
                  <svg:desc>Sheet1.C36:Sheet1.C49</svg:desc>
                </draw:g>
              </table:table-cell>
              <table:table-cell office:value-type="float" office:value="1.53">
                <text:p>1.53</text:p>
                <draw:g>
                  <svg:desc>Sheet1.D36:Sheet1.D49</svg:desc>
                </draw:g>
              </table:table-cell>
            </table:table-row>
            <table:table-row>
              <table:table-cell office:value-type="string">
                <text:p>PWR Management MCU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USB Programmer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Constant Current Source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Sensor Power MOSFETs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Analog MUX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I²C 8-bit I/O Expander 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Voltage Regulator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Red Status LED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GB Status LED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Printed Circuit Board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PCB Pin Headers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Capacitors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Resistors</text:p>
              </table:table-cell>
              <table:table-cell office:value-type="float" office:value="0.028">
                <text:p>0.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